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No_20_Spacing">
      <style:text-properties style:text-underline-style="solid" style:text-underline-width="auto" style:text-underline-color="font-color"/>
    </style:style>
    <style:style style:name="P4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4"/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&amp;D Assessment-Process</text:span></text:p>
      <text:p text:style-name="P1"><text:bookmark text:name="Bookmark"/></text:p>
      <text:p text:style-name="Standard"><text:span text:style-name="T3">Sitzungsprotokoll vom 18.10.2019 <text:tab/><text:tab/><text:tab/><text:tab/><text:tab/></text:span></text:p>
      <text:p text:style-name="Standard"/>
      <text:p text:style-name="Standard"><text:span text:style-name="T2">Teilnehmer:</text:span> Elina Huck, Sören Benjes, Tom Weitze, Ron Kagelmann (abgemeldet, krank)</text:p>
      <text:p text:style-name="Standard"><text:span text:style-name="T2">Scrum-Master:</text:span> Sören Benjes<text:tab/></text:p>
      <text:p text:style-name="Standard"><text:span text:style-name="T2">Ansprechpartner:</text:span> Lena Hoffmann, Markus Sydekum<text:tab/></text:p>
      <text:p text:style-name="Standard"/>
      <text:p text:style-name="Standard"><text:span text:style-name="T2">Themen:</text:span></text:p>
      <text:list xml:id="list6912282241801272675" text:style-name="WWNum1">
        <text:list-item>
          <text:p text:style-name="P5">Treffen mit den Ansprechpartnern </text:p>
        </text:list-item>
        <text:list-item>
          <text:p text:style-name="P5">Besprechung der letzten Aufgaben </text:p>
        </text:list-item>
        <text:list-item>
          <text:p text:style-name="P5">Überarbeitung des Pflichtenhefts </text:p>
        </text:list-item>
        <text:list-item>
          <text:p text:style-name="P5">Teammitglieder bringen sich auf neusten Stand</text:p>
        </text:list-item>
        <text:list-item>
          <text:p text:style-name="P5">Bestandteile der Web-Anwendung</text:p>
        </text:list-item>
        <text:list-item>
          <text:p text:style-name="P5">2 Optionen für die Anwendung</text:p>
        </text:list-item>
        <text:list-item>
          <text:p text:style-name="P5">Aufgabenverteilung:</text:p>
          <text:list>
            <text:list-item>
              <text:p text:style-name="P5">Sören: <text:s/>Indexseite mit Buttons die auf nächste Seite verweisen</text:p>
            </text:list-item>
            <text:list-item>
              <text:p text:style-name="P5">Ron: Eingabebildschirm bei der eine ID eingegeben wird und auf nächste Seite verweisen</text:p>
            </text:list-item>
            <text:list-item>
              <text:p text:style-name="P5">Elina: Fragebogenmuster mit Frage und Antwortmöglichkeiten und Verweis auf nächste Seite</text:p>
            </text:list-item>
            <text:list-item>
              <text:p text:style-name="P5">Tom: <text:s/>E-Mails automatisch generieren in Web-Anwendung</text:p>
            </text:list-item>
          </text:list>
        </text:list-item>
      </text:list>
      <text:p text:style-name="No_20_Spacing"/>
      <text:p text:style-name="No_20_Spacing"/>
      <text:p text:style-name="P3"/>
      <text:p text:style-name="No_20_Spacing"><text:span text:style-name="T2">Ziele:</text:span></text:p>
      <text:p text:style-name="P4"/>
      <text:list xml:id="list2078910258471195024" text:style-name="WWNum4">
        <text:list-item>
          <text:p text:style-name="P6">Abschluss Pflichtenheft </text:p>
        </text:list-item>
        <text:list-item>
          <text:p text:style-name="P6">Abklären welche Option verwendet werden soll</text:p>
        </text:list-item>
        <text:list-item>
          <text:p text:style-name="P6">Erste Entwicklungsergebnisse entwickeln (siehe Aufgabenverteilung)</text:p>
        </text:list-item>
        <text:list-item>
          <text:p text:style-name="P6">Beim nächsten Treffen die Ergebnisse verbinden</text:p>
          <text:p text:style-name="P6"/>
        </text:list-item>
      </text:list>
      <text:p text:style-name="Standard"/>
      <text:p text:style-name="No_20_Spacing"><text:span text:style-name="T2">Nächstes Treffen: 25.10.2019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</meta:initial-creator>
    <meta:editing-cycles>4</meta:editing-cycles>
    <meta:creation-date>2019-10-11T08:17:00</meta:creation-date>
    <dc:date>2019-10-18T11:46:05.80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23" meta:word-count="128" meta:character-count="9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